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26912" officeooo:paragraph-rsid="0012691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6912" officeooo:paragraph-rsid="0012691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6912" officeooo:paragraph-rsid="0012691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42296" officeooo:paragraph-rsid="0014229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83cb" officeooo:paragraph-rsid="001583c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2ed2" officeooo:paragraph-rsid="00162ed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ca61" officeooo:paragraph-rsid="001cca61" style:font-size-asian="12.25pt" style:font-weight-asian="normal" style:font-size-complex="14pt" style:font-weight-complex="normal"/>
    </style:style>
    <style:style style:name="T1" style:family="text">
      <style:text-properties officeooo:rsid="00142296"/>
    </style:style>
    <style:style style:name="T2" style:family="text">
      <style:text-properties officeooo:rsid="001583cb"/>
    </style:style>
    <style:style style:name="T3" style:family="text">
      <style:text-properties officeooo:rsid="00192f10"/>
    </style:style>
    <style:style style:name="T4" style:family="text">
      <style:text-properties officeooo:rsid="001ae8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s</text:p>
      <text:p text:style-name="P2">Basic Pitch :</text:p>
      <text:p text:style-name="P3">It’s a Town builder game, centered on individuals and their needs, on a micro-economic scale. Each individual is simulated, has its stats, occupations and property.</text:p>
      <text:p text:style-name="P3"/>
      <text:p text:style-name="P3"/>
      <text:p text:style-name="P2">Brainstorm :</text:p>
      <text:p text:style-name="P3">DNA : physical features represented by an int, or list of int, each numeral/number representing a feature or set of feature, the features of an individual are a 50/50 of their parents. <text:span text:style-name="T1">Priority:3</text:span></text:p>
      <text:p text:style-name="P3"/>
      <text:p text:style-name="P3">Pathfinding. <text:span text:style-name="T1">Prioirity:1</text:span></text:p>
      <text:p text:style-name="P3"/>
      <text:p text:style-name="P3">Political alignment : represented by a boolean (left/right) and an extremism index. The extremes (anarchism/facism) are locked as long as the individual hasn’t reached a lowest satisfaction level. <text:span text:style-name="T1">Priority:2</text:span></text:p>
      <text:p text:style-name="P3"/>
      <text:p text:style-name="P4">Education : Education levels are (None→elementary→High school→University (engineer, doctor, or Humanities)) <text:s/><text:span text:style-name="T4">P</text:span>riority:2</text:p>
      <text:p text:style-name="P4"/>
      <text:p text:style-name="P4">Professional experience : an individual has an experience score that increases each time period worked, this index makes him more valuable on the work market. The experience score isn’t influenced by the education  <text:span text:style-name="T4">P</text:span>riority:3</text:p>
      <text:p text:style-name="P4"/>
      <text:p text:style-name="P4">Housing : Each individual is assigned a house if there is one free, by the id of the house in a house table. Houses may have their own stats. <text:span text:style-name="T2">Priority:1</text:span></text:p>
      <text:p text:style-name="P4"/>
      <text:p text:style-name="P5">Market : modular market with dynamically assigned slots, slots are assigned to companies that provide some goods. Priority : 1</text:p>
      <text:p text:style-name="P5"/>
      <text:p text:style-name="P5">Companies : companies are entities that have : a head (individual), maybe employees, a physical HQ, means of productions, and capital. Priority : 1</text:p>
      <text:p text:style-name="P5"/>
      <text:p text:style-name="P5">Each individual has their own « wallet » meaning funds, those funds can be used to buy goods, pay rent and expand a business. Priority : 1</text:p>
      <text:p text:style-name="P5"/>
      <text:p text:style-name="P5">Each individual can have kids, which is a trait of an individual that neutralize their wallet and occupation. </text:p>
      <text:p text:style-name="P6"/>
      <text:p text:style-name="P6">Individuals have age, which affects their occupation, as older individuals will tend, be paid more, then not have an occupation and die. Prioritiy : 1</text:p>
      <text:p text:style-name="P6"/>
      <text:p text:style-name="P6"><text:soft-page-break/>Health : individuals have health conditions, the can be healthy, sick and injured, with a gravity score for both last mentioned. Those score are influenced by : weather, satisfaction and age. <text:span text:style-name="T3">Priority : </text:span><text:span text:style-name="T4">2</text:span></text:p>
      <text:p text:style-name="P6"/>
      <text:p text:style-name="P7">Storage:each building has a storage capacity, individuals have a max-carry capacity that is affected by their occupation (cart dude will have a cart and therefore a higher carry capacity) priority : 2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8:30:46.461139091</meta:creation-date>
    <dc:date>2024-06-18T19:02:20.352205644</dc:date>
    <meta:editing-duration>PT31M31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351" meta:character-count="2191" meta:non-whitespace-character-count="1854"/>
  </office:meta>
</office:document-meta>
</file>